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800000000000002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-n10.coom</text:p>
          </table:table-cell>
          <table:table-cell office:value-type="float" office:value="2.9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citybike-n100.coom</text:p>
          </table:table-cell>
          <table:table-cell office:value-type="float" office:value="4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citybike-n110.coom</text:p>
          </table:table-cell>
          <table:table-cell office:value-type="float" office:value="5.8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5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citybike-n120.coom</text:p>
          </table:table-cell>
          <table:table-cell office:value-type="float" office:value="5.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7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citybike-n130.coom</text:p>
          </table:table-cell>
          <table:table-cell office:value-type="float" office:value="6.3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9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citybike-n140.coom</text:p>
          </table:table-cell>
          <table:table-cell office:value-type="float" office:value="5.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8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citybike-n150.coom</text:p>
          </table:table-cell>
          <table:table-cell office:value-type="float" office:value="5.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citybike-n20.coom</text:p>
          </table:table-cell>
          <table:table-cell office:value-type="float" office:value="3.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citybike-n30.coom</text:p>
          </table:table-cell>
          <table:table-cell office:value-type="float" office:value="3.5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citybike-n40.coom</text:p>
          </table:table-cell>
          <table:table-cell office:value-type="float" office:value="3.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citybike-n50.coom</text:p>
          </table:table-cell>
          <table:table-cell office:value-type="float" office:value="3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citybike-n60.coom</text:p>
          </table:table-cell>
          <table:table-cell office:value-type="float" office:value="3.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citybike-n70.coom</text:p>
          </table:table-cell>
          <table:table-cell office:value-type="float" office:value="4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citybike-n80.coom</text:p>
          </table:table-cell>
          <table:table-cell office:value-type="float" office:value="4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8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citybike-n90.coom</text:p>
          </table:table-cell>
          <table:table-cell office:value-type="float" office:value="5.4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